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5" style:family="paragraph" style:parent-style-name="Standard" style:list-style-name="L1"/>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bletop Game Master (TTGMaster)</text:p>
      <text:p text:style-name="P1">Team Awesome</text:p>
      <text:p text:style-name="P2"/>
      <text:p text:style-name="Standard">Summary</text:p>
      <text:p text:style-name="Standard"><text:tab/>The TTGMaster is a program that allows users to play classic board games and other tabletop games on their computer with their friends over the Internet. <text:s/>Games can be easily created and customized by the users for near-infinite possibilities. <text:s/>Due to the popularity of board games around the world, the market for this product is very large.</text:p>
      <text:p text:style-name="Standard"><text:tab/>Tabletop games of all forms have been enjoyed by individuals of civilized society for thousands of years. <text:s/>While remaining a popular activity to this day, their limitations of distance have become increasingly apparent as communication technology has improved. <text:s/>With the increasing popularity of online games, more and more individuals are turning to the Internet in order to participate in fun games and activities with friends. <text:s/>Although some tabletop games have been represented in an online-playable form in the past, never before has a universal system been developed that allows virtually any game system to be simulated. <text:s/>From family board game classics to fantasy role-playing combat scenarios to chess and checkers, the Tabletop Game Master allows all of these and more to be played online. <text:s/>TTGMaster comes with many pre-created games to play, but also allows for users to create and customize their own board games and play them by their own rules, thus forming limitless possibilities for entertainment. <text:s/>Players can communicate using real-time chatting as they play, ensuring a more personal and enjoyable experience for everyone.</text:p>
      <text:p text:style-name="Standard"><text:tab/>This potential product can be all but guaranteed to turn a large profit immediately after release. <text:s/>The product will be available online as a 30 day free-trial that offers all features. <text:s/>After this time, the user will need to purchase the full product for $30.</text:p>
      <text:p text:style-name="Standard"><text:tab/>The project is a very viable business venture, as the primary feature, the ability to universally simulate almost any game, is actually possible through a lack of inclusion of rule enforcement. <text:s/>Since no additional code is required for any game system to be played, implementing this feature is very realistic and easy. <text:s/>In addition, the networking components of the program have been used in countless other applications and should not be difficult to replicate.</text:p>
      <text:p text:style-name="Standard"><text:tab/>As far as competition is concerned, there does not appear to be many programs that offer what we will offer. Our biggest competitive software would be the Vassal Engine, a game engine for playing online versions of board and card games. While this software accomplishes a similar goal, it does not offer the ease of use that our product will. Currently most of the Vassal software users are limited to preprogrammed board games made by more computer knowledgeable users. Our software will be consumer friendly, allowing anyone to play whatever game they desire, with just a few minutes of configuration in our simple graphical user interface. </text:p>
      <text:p text:style-name="Standard"/>
      <text:p text:style-name="Standard">Features</text:p>
      <text:list xml:id="list32405144" text:style-name="L1">
        <text:list-item>
          <text:p text:style-name="P5">Play a wide variety of board games with friends over the Internet!</text:p>
        </text:list-item>
        <text:list-item>
          <text:p text:style-name="P5">Chat with friends in real time as you play!</text:p>
        </text:list-item>
        <text:list-item>
          <text:p text:style-name="P5">Create and customize your own game systems!</text:p>
        </text:list-item>
        <text:list-item>
          <text:p text:style-name="P5">Rolling dice, drawing cards, and keeping track of money has never been easier!</text:p>
        </text:list-item>
        <text:list-item>
          <text:p text:style-name="P5">Easily save your progress and pick it back up at a later time!</text:p>
        </text:list-item>
      </text:list>
      <text:p text:style-name="Standard"/>
      <text:p text:style-name="P3">Project Schedule</text:p>
      <text:p text:style-name="Standard"/>
      <text:p text:style-name="P3">Personnel</text:p>
      <text:p text:style-name="Standard">Christopher John Czyzewski – Lead Programmer, Coding Professional</text:p>
      <text:p text:style-name="Standard"><text:soft-page-break/>Adam Edward Hutchins – Programmer, Financial Manager, HR Professional</text:p>
      <text:p text:style-name="Standard">Angelo Anthony Alfeo – Programmer, Lead Designer, Marketing Engineer</text:p>
      <text:p text:style-name="Standard"/>
      <text:p text:style-name="P3">Project Budget</text:p>
      <text:p text:style-name="Standard"/>
      <text:p text:style-name="P3">Risks and Limitations</text:p>
      <text:p text:style-name="Standard"><text:tab/>Equally significant as what the product is capable of is what it is incapable of. <text:s/>In order to maintain its ability to universally simulate virtually any game, the program does not enforce any rules or logic of specific game systems, such as proper movement, piece ownership, or turn order. <text:s/>Although limiting, this is also the main factor that allows for the program's primary feature. <text:s/>Since the game systems being played are not limited by coded rules and regulations, it is very easy for anyone to create their own experience. <text:s/>This also adds to the social aspect of playing games on this system, as gameplay is regulated manually by the players much as they are in an in-person environment.</text:p>
      <text:p text:style-name="Standard"><text:tab/>One of the largest risks of this project is in regard to the network programming aspect of the coding process. <text:s/>The programmers of the current team lack hands-on experience in programming network-based applications, which are necessary skills to develop and use in order to create the finished product. <text:s/>In addition, only one individual is familiar with the language and coding environment being used. <text:s/>These risks can be mitigated, however, through motivation and effort, and the necessary knowledge and experience can be gained to a satisfactory level throughout the development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Christopher Czyzewski</meta:initial-creator>
    <dc:creator>Christopher Czyzewski</dc:creator>
    <meta:creation-date>2010-02-16T12:10:00Z</meta:creation-date>
    <dc:date>2010-02-24T12:33:45.37</dc:date>
    <meta:editing-cycles>8</meta:editing-cycles>
    <meta:editing-duration>PT01H31M06S</meta:editing-duration>
    <meta:document-statistic meta:table-count="0" meta:image-count="0" meta:object-count="0" meta:page-count="2" meta:paragraph-count="23" meta:word-count="767" meta:character-count="4760"/>
    <meta:template xlink:type="simple" xlink:actuate="onRequest" xlink:title="" xlink:href="Normal"/>
  </office:meta>
</office:document-meta>
</file>